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Droid Sans Mono', 'DejaVu Sans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84ff" officeooo:paragraph-rsid="000284ff"/>
    </style:style>
    <style:style style:name="P2" style:family="paragraph" style:parent-style-name="Standard">
      <style:text-properties fo:font-weight="bold" officeooo:rsid="00036c6b" officeooo:paragraph-rsid="00036c6b" style:font-weight-asian="bold" style:font-weight-complex="bold"/>
    </style:style>
    <style:style style:name="P3" style:family="paragraph" style:parent-style-name="Standard">
      <style:text-properties fo:font-weight="normal" officeooo:rsid="00036c6b" officeooo:paragraph-rsid="00036c6b" style:font-weight-asian="normal" style:font-weight-complex="normal"/>
    </style:style>
    <style:style style:name="P4" style:family="paragraph" style:parent-style-name="Source_20_Code">
      <style:text-properties fo:font-weight="normal" officeooo:rsid="00036c6b" officeooo:paragraph-rsid="00036c6b" style:font-weight-asian="normal" style:font-weight-complex="normal"/>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aj Asthana</text:p>
      <text:p text:style-name="P1">nasthan2</text:p>
      <text:p text:style-name="P1">2/12/2016</text:p>
      <text:p text:style-name="P1">Stat 480 Homework 2</text:p>
      <text:p text:style-name="P1"/>
      <text:p text:style-name="P2">Question 8</text:p>
      <text:p text:style-name="P3">Average Arrival Delays for each day of the week (from 2007 to 2008):</text:p>
      <text:p text:style-name="P4"><text:span text:style-name="Verbatim_20_Char">## [1] <text:s/>9.402934 <text:s/>7.880886 <text:s/>8.277983 10.608164 12.043961 <text:s/>5.819331 <text:s/>9.925622</text:span></text:p>
      <text:p text:style-name="P3">Therefore, Average Arrival Delays are minimized on Saturdays (5.819331), so Saturday is the best day of the week to fly.</text:p>
      <text:p text:style-name="P2"/>
      <text:p text:style-name="P2">Question 9</text:p>
      <text:p text:style-name="P3">Average Arrival Delays for each day of the Month (from 2007 to 2008):</text:p>
      <text:p text:style-name="P4"><text:span text:style-name="Verbatim_20_Char">## <text:s/>[1] 10.038581 <text:s/>8.347670 <text:s/>7.157116 <text:s/>8.595337 <text:s/>8.361154 <text:s/>8.112159 <text:s/>8.348323</text:span><text:line-break/><text:span text:style-name="Verbatim_20_Char">## <text:s/>[8] <text:s/>8.612245 <text:s/>8.623283 <text:s/>9.400009 <text:s/>8.951881 <text:s/>8.135688 <text:s/>7.894449 <text:s/>9.352992</text:span><text:line-break/><text:span text:style-name="Verbatim_20_Char">## [15] 11.843079 10.642763 <text:s/>9.013132 <text:s/>9.502615 11.331052 <text:s/>8.725341 10.841925</text:span><text:line-break/><text:span text:style-name="Verbatim_20_Char">## [22] 11.306045 <text:s/>9.115103 <text:s/>7.737640 <text:s/>9.192238 11.318314 11.172735 <text:s/>8.119991</text:span><text:line-break/><text:span text:style-name="Verbatim_20_Char">## [29] <text:s/>7.181018 <text:s/>8.447295 10.614867</text:span></text:p>
      <text:p text:style-name="P3">Therefore, Average Arrival Days are minimized on the 3<text:span text:style-name="T1">rd</text:span> of each month (7.157116), so the 3<text:span text:style-name="T1">rd</text:span> is the best day of the month to fly.</text:p>
      <text:p text:style-name="P2"/>
      <text:p text:style-name="P2">Question 14</text:p>
      <text:p text:style-name="P3">Weather Delay and Arrival Delay Regression (from 2007 to 2008):</text:p>
      <text:p text:style-name="P4"><text:span text:style-name="Verbatim_20_Char">## Large data regression model: biglm(formula = formula, data = data, ...)</text:span><text:line-break/><text:span text:style-name="Verbatim_20_Char">## Sample size = <text:s/>8800023 </text:span><text:line-break/><text:span text:style-name="Verbatim_20_Char">## <text:s text:c="16"/>Coef <text:s text:c="3"/>(95% <text:s text:c="4"/>CI) <text:s text:c="4"/>SE p</text:span><text:line-break/><text:span text:style-name="Verbatim_20_Char">## (Intercept) <text:s/>16.9910 16.9608 17.0212 0.0151 0</text:span><text:line-break/><text:span text:style-name="Verbatim_20_Char">## WeatherDelay <text:s/>1.0862 <text:s/>1.0837 <text:s/>1.0887 0.0012 0</text:span></text:p>
      <text:p text:style-name="P3">Therefore, from this model we can conclude that weather delays are associated with larger Arrival Delays. The effect is somewhat large (1.0862) and for all flights that had Arrivals Delays, about 2.588% of the delay was due to the Weather Delay.</text:p>
      <text:p text:style-name="P2"/>
      <text:p text:style-name="P2">Question 15</text:p>
      <text:p text:style-name="P3">Arrival Delay Regression with many other variables in the data set (from 2007 to 2008):</text:p>
      <text:p text:style-name="P4"><text:span text:style-name="Verbatim_20_Char">## Large data regression model: biglm(formula = formula, data = data, ...)</text:span><text:line-break/><text:span text:style-name="Verbatim_20_Char">## Sample size = <text:s/>8800023 </text:span><text:line-break/><text:span text:style-name="Verbatim_20_Char">## <text:s text:c="21"/>Coef <text:s text:c="3"/>(95% <text:s text:c="4"/>CI) <text:s text:c="4"/>SE <text:s/>p</text:span><text:line-break/><text:span text:style-name="Verbatim_20_Char">## (Intercept) <text:s text:c="6"/>-5.7810 -5.8048 -5.7572 0.0119 <text:s/>0</text:span><text:line-break/><text:span text:style-name="Verbatim_20_Char">## TaxiIn <text:s text:c="12"/>0.2018 <text:s/>0.2000 <text:s/>0.2036 0.0009 <text:s/>0</text:span><text:line-break/><text:span text:style-name="Verbatim_20_Char">## TaxiOut <text:s text:c="11"/>0.1879 <text:s/>0.1870 <text:s/>0.1887 0.0004 <text:s/>0</text:span><text:line-break/><text:span text:style-name="Verbatim_20_Char">## Distance <text:s text:c="9"/>-0.0017 -0.0017 -0.0017 0.0000 <text:s/>0</text:span><text:line-break/><text:span text:style-name="Verbatim_20_Char">## CarrierDelay <text:s text:c="6"/>1.0166 <text:s/>1.0162 <text:s/>1.0170 0.0002 <text:s/>0</text:span><text:line-break/><text:span text:style-name="Verbatim_20_Char">## NASDelay <text:s text:c="10"/>0.9957 <text:s/>0.9952 <text:s/>0.9963 0.0003 <text:s/>0</text:span><text:line-break/><text:span text:style-name="Verbatim_20_Char">## SecurityDelay <text:s text:c="5"/>1.0386 <text:s/>1.0309 <text:s/>1.0464 0.0039 <text:s/>0</text:span><text:line-break/><text:span text:style-name="Verbatim_20_Char">## LateAircraftDelay <text:s/>1.0384 <text:s/>1.0380 <text:s/>1.0388 0.0002 <text:s/>0</text:span></text:p>
      <text:p text:style-name="P3">From this data we can conclude that TaxiIn, TaxiOut, CarrierDelay, NASDelay, SecurityDelay, and LateAircraftDelay are all associated with larger Arrival Delays. The effect is very small for TaxiIn and TaxiOut. The effect is somewhat larger for CarrierDelay, NASDelay, SecurityDelay, and LateAircraftDelay. Distance is not associated with larger Arrival Del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 svg:font-family="'Ubuntu Mono', 'Droid Sans Mono', 'DejaVu Sans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Standard" style:default-outline-level="">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1:09:28.619819901</meta:creation-date>
    <dc:date>2016-02-12T01:31:07.593083102</dc:date>
    <meta:editing-duration>PT20M37S</meta:editing-duration>
    <meta:editing-cycles>2</meta:editing-cycles>
    <meta:generator>LibreOffice/4.2.8.2$Linux_X86_64 LibreOffice_project/420m0$Build-2</meta:generator>
    <meta:document-statistic meta:table-count="0" meta:image-count="0" meta:object-count="0" meta:page-count="1" meta:paragraph-count="20" meta:word-count="368" meta:character-count="2507" meta:non-whitespace-character-count="1978"/>
  </office:meta>
</office:document-meta>
</file>